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Lucida Sans1" svg:font-family="'Lucida Sans'" style:font-family-generic="swiss"/>
    <style:font-face style:name="Avenir" svg:font-family="Aveni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1189in" style:text-autospace="none"/>
      <style:text-properties fo:color="#000000" style:font-name="Avenir" fo:font-size="6pt" fo:letter-spacing="normal" style:text-underline-style="none" fo:font-weight="normal" style:letter-kerning="true" style:font-name-asian="Times-Roman" style:font-size-asian="6pt" style:font-weight-asian="normal" style:font-name-complex="Times-Roman" style:font-size-complex="6pt" style:font-weight-complex="normal"/>
    </style:style>
    <style:style style:name="P2" style:family="paragraph" style:parent-style-name="Standard" style:list-style-name="">
      <style:paragraph-properties style:line-height-at-least="0.1189in" style:text-autospace="none"/>
      <style:text-properties fo:color="#000000" style:font-name="Avenir" fo:font-size="6pt" fo:letter-spacing="normal" style:text-underline-style="none" fo:font-weight="normal" style:letter-kerning="false" style:font-name-asian="Times-Roman" style:font-size-asian="6pt" style:font-weight-asian="normal" style:font-name-complex="Times-Roman" style:font-size-complex="6pt" style:font-weight-complex="normal"/>
    </style:style>
    <style:style style:name="P3" style:family="paragraph" style:parent-style-name="Standard" style:list-style-name="L1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text-underline-style="none" fo:font-weight="normal" style:letter-kerning="false" style:font-name-asian="Times-Roman" style:font-size-asian="6pt" style:font-weight-asian="normal" style:font-name-complex="Times-Roman" style:font-size-complex="6pt" style:font-weight-complex="normal"/>
    </style:style>
    <style:style style:name="P4" style:family="paragraph" style:parent-style-name="Standard" style:list-style-name="L2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text-underline-style="none" fo:font-weight="normal" style:letter-kerning="false" style:font-name-asian="Times-Roman" style:font-size-asian="6pt" style:font-weight-asian="normal" style:font-name-complex="Times-Roman" style:font-size-complex="6pt" style:font-weight-complex="normal"/>
    </style:style>
    <style:style style:name="P5" style:family="paragraph" style:parent-style-name="Standard" style:list-style-name="L3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text-underline-style="none" fo:font-weight="normal" style:letter-kerning="false" style:font-name-asian="Times-Roman" style:font-size-asian="6pt" style:font-weight-asian="normal" style:font-name-complex="Times-Roman" style:font-size-complex="6pt" style:font-weight-complex="normal"/>
    </style:style>
    <style:style style:name="P6" style:family="paragraph" style:parent-style-name="Standard" style:list-style-name="L4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text-underline-style="none" fo:font-weight="normal" style:letter-kerning="false" style:font-name-asian="Times-Roman" style:font-size-asian="6pt" style:font-weight-asian="normal" style:font-name-complex="Times-Roman" style:font-size-complex="6pt" style:font-weight-complex="normal"/>
    </style:style>
    <style:style style:name="P7" style:family="paragraph" style:parent-style-name="Standard" style:list-style-name="L5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text-underline-style="none" fo:font-weight="normal" style:letter-kerning="false" style:font-name-asian="Times-Roman" style:font-size-asian="6pt" style:font-weight-asian="normal" style:font-name-complex="Times-Roman" style:font-size-complex="6pt" style:font-weight-complex="normal"/>
    </style:style>
    <style:style style:name="P8" style:family="paragraph" style:parent-style-name="Standard" style:list-style-name="L6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text-underline-style="none" fo:font-weight="normal" style:letter-kerning="false" style:font-name-asian="Times-Roman" style:font-size-asian="6pt" style:font-weight-asian="normal" style:font-name-complex="Times-Roman" style:font-size-complex="6pt" style:font-weight-complex="normal"/>
    </style:style>
    <style:style style:name="P9" style:family="paragraph" style:parent-style-name="Standard" style:list-style-name="L7">
      <style:paragraph-properties style:line-height-at-least="0.1189in" style:text-autospace="none">
        <style:tab-stops>
          <style:tab-stop style:position="-0.3472in"/>
          <style:tab-stop style:position="0in"/>
        </style:tab-stops>
      </style:paragraph-properties>
      <style:text-properties fo:color="#000000" style:font-name="Avenir" fo:font-size="6pt" fo:letter-spacing="normal" style:text-underline-style="none" fo:font-weight="normal" style:letter-kerning="false" style:font-name-asian="Times-Roman" style:font-size-asian="6pt" style:font-weight-asian="normal" style:font-name-complex="Times-Roman" style:font-size-complex="6pt" style:font-weight-complex="normal"/>
    </style:style>
    <style:style style:name="P10" style:family="paragraph" style:parent-style-name="Standard" style:list-style-name="">
      <style:paragraph-properties style:line-height-at-least="0.1189in" style:text-autospace="none"/>
      <style:text-properties fo:color="#000000" style:font-name="Avenir" fo:font-size="6pt" fo:letter-spacing="normal" style:text-underline-style="solid" style:text-underline-width="auto" style:text-underline-color="#000000" fo:font-weight="normal" style:letter-kerning="false" style:font-name-asian="Times-Roman" style:font-size-asian="6pt" style:font-weight-asian="normal" style:font-name-complex="Times-Roman" style:font-size-complex="6pt" style:font-weight-complex="normal"/>
    </style:style>
    <style:style style:name="P11" style:family="paragraph" style:parent-style-name="Standard">
      <style:text-properties style:font-name="Avenir"/>
    </style:style>
    <style:style style:name="P12" style:family="paragraph" style:parent-style-name="Heading_20_3">
      <style:text-properties style:font-name="Avenir"/>
    </style:style>
    <style:style style:name="P13" style:family="paragraph" style:parent-style-name="Heading_20_2">
      <style:text-properties style:font-name="Avenir" fo:font-size="18pt" fo:font-style="normal" style:font-size-asian="18pt" style:font-style-asian="normal" style:font-size-complex="18pt" style:font-style-complex="normal"/>
    </style:style>
    <style:style style:name="T1" style:family="text">
      <style:text-properties fo:color="#000000" style:font-name="Times-Roman" fo:font-size="6pt" fo:letter-spacing="normal" style:text-underline-style="none" fo:font-weight="normal" style:letter-kerning="true" style:font-name-asian="Times-Roman" style:font-size-asian="6pt" style:font-weight-asian="normal" style:font-name-complex="Times-Roman" style:font-size-complex="6pt" style:font-weight-complex="normal"/>
    </style:style>
    <style:style style:name="T2" style:family="text">
      <style:text-properties officeooo:rsid="0012b6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Creating a Response Guide for Online Attacks</text:h>
      <text:p text:style-name="P2">This should be an introductory paragraph outlining what this is about, why it is useful and who it addresses.</text:p>
      <text:p text:style-name="P1"/>
      <text:h text:style-name="P12" text:outline-level="3">Kinds of Attackers</text:h>
      <text:list xml:id="list1030241277" text:style-name="L1">
        <text:list-item>
          <text:p text:style-name="P3">Generic automated</text:p>
        </text:list-item>
        <text:list-item>
          <text:p text:style-name="P3">Targeted</text:p>
        </text:list-item>
        <text:list-item>
          <text:p text:style-name="P3">Accidental Disclosure </text:p>
        </text:list-item>
      </text:list>
      <text:h text:style-name="P12" text:outline-level="3">Policy</text:h>
      <text:list xml:id="list542103952" text:style-name="L2">
        <text:list-item>
          <text:p text:style-name="P4">Have a process in place in advance - having a policy after you've been hacked is useless</text:p>
        </text:list-item>
        <text:list-item>
          <text:p text:style-name="P4">Establish a tech contact, or set aside resources to outsource help</text:p>
        </text:list-item>
        <text:list-item>
          <text:p text:style-name="P4">Response time</text:p>
        </text:list-item>
        <text:list-item>
          <text:p text:style-name="P4">Dictated by severity of disclosure but should be ASAP</text:p>
        </text:list-item>
        <text:list-item>
          <text:p text:style-name="P4">1/2 of threat time - minimum</text:p>
        </text:list-item>
        <text:list-item>
          <text:p text:style-name="P4">make this known to users, mail, social media, blog post, etc.</text:p>
        </text:list-item>
        <text:list-item>
          <text:p text:style-name="P4">Know your level of data sensitivity - perhaps data does not need to be online?</text:p>
        </text:list-item>
        <text:list-item>
          <text:p text:style-name="P4">If attack reoc<text:span text:style-name="T2">c</text:span>urs, seek external help</text:p>
        </text:list-item>
        <text:list-item>
          <text:p text:style-name="P4">Have in place a threshold for when you are no longer able to host the data </text:p>
        </text:list-item>
      </text:list>
      <text:p text:style-name="P10"/>
      <text:h text:style-name="P12" text:outline-level="3">Establishing the Problem</text:h>
      <text:list xml:id="list1924661452" text:style-name="L3">
        <text:list-item>
          <text:p text:style-name="P5">Contact Technical person</text:p>
        </text:list-item>
        <text:list-item>
          <text:p text:style-name="P5">Hoster</text:p>
        </text:list-item>
        <text:list-item>
          <text:p text:style-name="P5">External Party</text:p>
        </text:list-item>
        <text:list-item>
          <text:p text:style-name="P5">Try to outline impact in a worst case scenario</text:p>
        </text:list-item>
        <text:list-item>
          <text:p text:style-name="P5">Find recently modified files</text:p>
        </text:list-item>
        <text:list-item>
          <text:p text:style-name="P5">Is there anything to indicate that the attacker was targeting you specifically</text:p>
        </text:list-item>
        <text:list-item>
          <text:p text:style-name="P5">Have users received unusual communications (social engineering/phishing)</text:p>
        </text:list-item>
        <text:list-item>
          <text:p text:style-name="P5">If there is a specific user that was causing the problem, notify them, establish if they did anything unusual, etc.</text:p>
        </text:list-item>
        <text:list-item>
          <text:p text:style-name="P5">Kind of attack?</text:p>
        </text:list-item>
        <text:list-item>
          <text:p text:style-name="P5">Sending spam - most likely generic</text:p>
        </text:list-item>
        <text:list-item>
          <text:p text:style-name="P5">Hosting unusual files - usually generic attack</text:p>
        </text:list-item>
        <text:list-item>
          <text:p text:style-name="P5">Copyrighted material</text:p>
        </text:list-item>
        <text:list-item>
          <text:p text:style-name="P5">Viruses</text:p>
        </text:list-item>
        <text:list-item>
          <text:p text:style-name="P5">Other exploit code</text:p>
        </text:list-item>
        <text:list-item>
          <text:p text:style-name="P5">Defacement could be both kinds of attack</text:p>
        </text:list-item>
        <text:list-item>
          <text:p text:style-name="P5">Could be a generic attacker marking territory</text:p>
        </text:list-item>
        <text:list-item>
          <text:p text:style-name="P5">Could be a targeted attack to discredit site operators</text:p>
        </text:list-item>
        <text:list-item>
          <text:p text:style-name="P5">Subtle changes to content- both kinds of attack</text:p>
        </text:list-item>
        <text:list-item>
          <text:p text:style-name="P5">Pages looking strange</text:p>
        </text:list-item>
        <text:list-item>
          <text:p text:style-name="P5">Content being loaded from outside pages</text:p>
        </text:list-item>
        <text:list-item>
          <text:p text:style-name="P5">site offline due to DDoS - usually targeted</text:p>
        </text:list-item>
        <text:list-item>
          <text:p text:style-name="P5">Unusual logins/ account activity</text:p>
        </text:list-item>
        <text:list-item>
          <text:p text:style-name="P5">Logins from countries that user is not in</text:p>
        </text:list-item>
        <text:list-item>
          <text:p text:style-name="P5">Accounts that were previously inactive becoming very active </text:p>
        </text:list-item>
      </text:list>
      <text:h text:style-name="P12" text:outline-level="3">Informing Users</text:h>
      <text:list xml:id="list1103982539" text:style-name="L4">
        <text:list-item>
          <text:p text:style-name="P6">ASAP!</text:p>
        </text:list-item>
        <text:list-item>
          <text:p text:style-name="P6">Transparency is the key to re-establishing trust</text:p>
        </text:list-item>
        <text:list-item>
          <text:p text:style-name="P6">Warn of recurrence if appropriate</text:p>
        </text:list-item>
        <text:list-item>
          <text:p text:style-name="P6">Inform users via many mediums</text:p>
        </text:list-item>
        <text:list-item>
          <text:p text:style-name="P6">mail, social media, blog post, phone (if appropriate)</text:p>
        </text:list-item>
        <text:list-item>
          <text:p text:style-name="P6">provide regular updates on progress</text:p>
        </text:list-item>
        <text:list-item>
          <text:p text:style-name="P6">final postmortem, report on what happened, what steps you have taken to address the problem, what policy changes, etc.</text:p>
        </text:list-item>
        <text:list-item>
          <text:p text:style-name="P6">steps for users to take</text:p>
        </text:list-item>
        <text:list-item>
          <text:p text:style-name="P6">provide additional, educational advice</text:p>
        </text:list-item>
        <text:list-item>
          <text:p text:style-name="P6">Issue an apology, unconditional, and attempt to reestablish trust. </text:p>
        </text:list-item>
      </text:list>
      <text:h text:style-name="P12" text:outline-level="3">Mitigation</text:h>
      <text:list xml:id="list744658355" text:style-name="L5">
        <text:list-item>
          <text:p text:style-name="P7">Change passwords</text:p>
        </text:list-item>
        <text:list-item>
          <text:p text:style-name="P7">If possible, get a security audit</text:p>
        </text:list-item>
        <text:list-item>
          <text:p text:style-name="P7">if not possible, get a technical review of server and site setup</text:p>
        </text:list-item>
        <text:list-item>
          <text:p text:style-name="P7">Audit user lists</text:p>
        </text:list-item>
        <text:list-item>
          <text:p text:style-name="P7">If user reports fishing activity, issue a general warning to all users</text:p>
        </text:list-item>
        <text:list-item>
          <text:p text:style-name="P7">If user is sending suspicious emails, inform them through another medium, as well as e-mail</text:p>
        </text:list-item>
      </text:list>
      <text:p text:style-name="P2"> </text:p>
      <text:p text:style-name="P2">If you can't get outside assistance, update everything: CMS plug-ins and other software.</text:p>
      <text:p text:style-name="P1"/>
      <text:h text:style-name="P12" text:outline-level="3"><text:soft-page-break/>In cases of accidental disclosure</text:h>
      <text:list xml:id="list297033831" text:style-name="L6">
        <text:list-item>
          <text:p text:style-name="P8">Rehide the content</text:p>
        </text:list-item>
        <text:list-item>
          <text:p text:style-name="P8">Remove content from caches</text:p>
        </text:list-item>
        <text:list-item>
          <text:p text:style-name="P8"><text:s/>for all search engines</text:p>
        </text:list-item>
        <text:list-item>
          <text:p text:style-name="P8"><text:s/>Google</text:p>
        </text:list-item>
        <text:list-item>
          <text:p text:style-name="P8"><text:s/>Bing</text:p>
        </text:list-item>
        <text:list-item>
          <text:p text:style-name="P8"><text:s/>Yahoo</text:p>
        </text:list-item>
        <text:list-item>
          <text:p text:style-name="P8"><text:s/>More...</text:p>
        </text:list-item>
        <text:list-item>
          <text:p text:style-name="P8"><text:s/>Google takes about 10 minutes</text:p>
        </text:list-item>
        <text:list-item>
          <text:p text:style-name="P8">(Add a disallow rule in robots.txt entry for content)</text:p>
        </text:list-item>
        <text:list-item>
          <text:p text:style-name="P8">Contact all users, educate on how not to disclose information, avoid reoc<text:span text:style-name="T2">c</text:span>urance</text:p>
        </text:list-item>
      </text:list>
      <text:h text:style-name="P12" text:outline-level="3">Examples!</text:h>
      <text:list xml:id="list115946613" text:style-name="L7">
        <text:list-item>
          <text:p text:style-name="P9">Re<text:span text:style-name="T2">a</text:span>ctions to <text:span text:style-name="T2">H</text:span>eartbleed - generally positive reactions, such as Heroku.</text:p>
        </text:list-item>
        <text:list-item>
          <text:p text:style-name="P9">Yahoo was vulnerable for 36 hours, not acceptable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-Roman" svg:font-family="Times-Roman" style:font-family-generic="roman"/>
    <style:font-face style:name="Lucida Sans1" svg:font-family="'Lucida Sans'" style:font-family-generic="swiss"/>
    <style:font-face style:name="Avenir" svg:font-family="Aveni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/>
    <style:style style:name="RTF_5f_Num_20_18_20_1" style:display-name="RTF_Num 18 1" style:family="text"/>
    <style:style style:name="RTF_5f_Num_20_19_20_1" style:display-name="RTF_Num 19 1" style:family="text"/>
    <style:style style:name="RTF_5f_Num_20_20_20_1" style:display-name="RTF_Num 20 1" style:family="text"/>
    <style:style style:name="RTF_5f_Num_20_21_20_1" style:display-name="RTF_Num 21 1" style:family="text"/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/>
    <style:style style:name="RTF_5f_Num_20_25_20_1" style:display-name="RTF_Num 25 1" style:family="text"/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/>
    <style:style style:name="RTF_5f_Num_20_29_20_1" style:display-name="RTF_Num 29 1" style:family="text"/>
    <style:style style:name="RTF_5f_Num_20_30_20_1" style:display-name="RTF_Num 30 1" style:family="text"/>
    <style:style style:name="RTF_5f_Num_20_31_20_1" style:display-name="RTF_Num 31 1" style:family="text"/>
    <style:style style:name="RTF_5f_Num_20_32_20_1" style:display-name="RTF_Num 32 1" style:family="text"/>
    <style:style style:name="RTF_5f_Num_20_33_20_1" style:display-name="RTF_Num 33 1" style:family="text"/>
    <style:style style:name="RTF_5f_Num_20_34_20_1" style:display-name="RTF_Num 34 1" style:family="text"/>
    <style:style style:name="RTF_5f_Num_20_35_20_1" style:display-name="RTF_Num 35 1" style:family="text"/>
    <style:style style:name="RTF_5f_Num_20_36_20_1" style:display-name="RTF_Num 36 1" style:family="text"/>
    <style:style style:name="RTF_5f_Num_20_37_20_1" style:display-name="RTF_Num 37 1" style:family="text"/>
    <style:style style:name="RTF_5f_Num_20_38_20_1" style:display-name="RTF_Num 38 1" style:family="text"/>
    <style:style style:name="RTF_5f_Num_20_39_20_1" style:display-name="RTF_Num 39 1" style:family="text"/>
    <style:style style:name="RTF_5f_Num_20_40_20_1" style:display-name="RTF_Num 40 1" style:family="text"/>
    <style:style style:name="RTF_5f_Num_20_41_20_1" style:display-name="RTF_Num 41 1" style:family="text"/>
    <style:style style:name="RTF_5f_Num_20_42_20_1" style:display-name="RTF_Num 42 1" style:family="text"/>
    <style:style style:name="RTF_5f_Num_20_43_20_1" style:display-name="RTF_Num 43 1" style:family="text"/>
    <style:style style:name="RTF_5f_Num_20_44_20_1" style:display-name="RTF_Num 44 1" style:family="text"/>
    <style:style style:name="RTF_5f_Num_20_45_20_1" style:display-name="RTF_Num 45 1" style:family="text"/>
    <style:style style:name="RTF_5f_Num_20_46_20_1" style:display-name="RTF_Num 46 1" style:family="text"/>
    <style:style style:name="RTF_5f_Num_20_47_20_1" style:display-name="RTF_Num 47 1" style:family="text"/>
    <style:style style:name="RTF_5f_Num_20_48_20_1" style:display-name="RTF_Num 48 1" style:family="text"/>
    <style:style style:name="RTF_5f_Num_20_49_20_1" style:display-name="RTF_Num 49 1" style:family="text"/>
    <style:style style:name="RTF_5f_Num_20_50_20_1" style:display-name="RTF_Num 50 1" style:family="text"/>
    <style:style style:name="RTF_5f_Num_20_51_20_1" style:display-name="RTF_Num 51 1" style:family="text"/>
    <style:style style:name="RTF_5f_Num_20_52_20_1" style:display-name="RTF_Num 52 1" style:family="text"/>
    <style:style style:name="RTF_5f_Num_20_53_20_1" style:display-name="RTF_Num 53 1" style:family="text"/>
    <style:style style:name="RTF_5f_Num_20_54_20_1" style:display-name="RTF_Num 54 1" style:family="text"/>
    <style:style style:name="RTF_5f_Num_20_55_20_1" style:display-name="RTF_Num 55 1" style:family="text"/>
    <style:style style:name="RTF_5f_Num_20_56_20_1" style:display-name="RTF_Num 56 1" style:family="text"/>
    <style:style style:name="RTF_5f_Num_20_57_20_1" style:display-name="RTF_Num 57 1" style:family="text"/>
    <style:style style:name="RTF_5f_Num_20_58_20_1" style:display-name="RTF_Num 58 1" style:family="text"/>
    <style:style style:name="RTF_5f_Num_20_59_20_1" style:display-name="RTF_Num 59 1" style:family="text"/>
    <style:style style:name="RTF_5f_Num_20_60_20_1" style:display-name="RTF_Num 60 1" style:family="text"/>
    <style:style style:name="RTF_5f_Num_20_61_20_1" style:display-name="RTF_Num 61 1" style:family="text"/>
    <style:style style:name="RTF_5f_Num_20_62_20_1" style:display-name="RTF_Num 62 1" style:family="text"/>
    <style:style style:name="RTF_5f_Num_20_63_20_1" style:display-name="RTF_Num 63 1" style:family="text"/>
    <style:style style:name="RTF_5f_Num_20_64_20_1" style:display-name="RTF_Num 64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5" style:display-name="RTF_Num 15">
      <text:list-level-style-bullet text:level="1" text:style-name="RTF_5f_Num_20_1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6" style:display-name="RTF_Num 16">
      <text:list-level-style-bullet text:level="1" text:style-name="RTF_5f_Num_20_1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7" style:display-name="RTF_Num 17">
      <text:list-level-style-bullet text:level="1" text:style-name="RTF_5f_Num_20_1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8" style:display-name="RTF_Num 18">
      <text:list-level-style-bullet text:level="1" text:style-name="RTF_5f_Num_20_1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19" style:display-name="RTF_Num 19">
      <text:list-level-style-bullet text:level="1" text:style-name="RTF_5f_Num_20_1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0" style:display-name="RTF_Num 20">
      <text:list-level-style-bullet text:level="1" text:style-name="RTF_5f_Num_20_2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1" style:display-name="RTF_Num 21">
      <text:list-level-style-bullet text:level="1" text:style-name="RTF_5f_Num_20_2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2" style:display-name="RTF_Num 22">
      <text:list-level-style-bullet text:level="1" text:style-name="RTF_5f_Num_20_2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3" style:display-name="RTF_Num 23">
      <text:list-level-style-bullet text:level="1" text:style-name="RTF_5f_Num_20_2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4" style:display-name="RTF_Num 24">
      <text:list-level-style-bullet text:level="1" text:style-name="RTF_5f_Num_20_2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5" style:display-name="RTF_Num 25">
      <text:list-level-style-bullet text:level="1" text:style-name="RTF_5f_Num_20_2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6" style:display-name="RTF_Num 26">
      <text:list-level-style-bullet text:level="1" text:style-name="RTF_5f_Num_20_2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7" style:display-name="RTF_Num 27">
      <text:list-level-style-bullet text:level="1" text:style-name="RTF_5f_Num_20_2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8" style:display-name="RTF_Num 28">
      <text:list-level-style-bullet text:level="1" text:style-name="RTF_5f_Num_20_2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9" style:display-name="RTF_Num 29">
      <text:list-level-style-bullet text:level="1" text:style-name="RTF_5f_Num_20_2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0" style:display-name="RTF_Num 30">
      <text:list-level-style-bullet text:level="1" text:style-name="RTF_5f_Num_20_3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1" style:display-name="RTF_Num 31">
      <text:list-level-style-bullet text:level="1" text:style-name="RTF_5f_Num_20_3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2" style:display-name="RTF_Num 32">
      <text:list-level-style-bullet text:level="1" text:style-name="RTF_5f_Num_20_3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3" style:display-name="RTF_Num 33">
      <text:list-level-style-bullet text:level="1" text:style-name="RTF_5f_Num_20_3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4" style:display-name="RTF_Num 34">
      <text:list-level-style-bullet text:level="1" text:style-name="RTF_5f_Num_20_3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5" style:display-name="RTF_Num 35">
      <text:list-level-style-bullet text:level="1" text:style-name="RTF_5f_Num_20_3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6" style:display-name="RTF_Num 36">
      <text:list-level-style-bullet text:level="1" text:style-name="RTF_5f_Num_20_3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7" style:display-name="RTF_Num 37">
      <text:list-level-style-bullet text:level="1" text:style-name="RTF_5f_Num_20_3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8" style:display-name="RTF_Num 38">
      <text:list-level-style-bullet text:level="1" text:style-name="RTF_5f_Num_20_3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9" style:display-name="RTF_Num 39">
      <text:list-level-style-bullet text:level="1" text:style-name="RTF_5f_Num_20_3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0" style:display-name="RTF_Num 40">
      <text:list-level-style-bullet text:level="1" text:style-name="RTF_5f_Num_20_4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1" style:display-name="RTF_Num 41">
      <text:list-level-style-bullet text:level="1" text:style-name="RTF_5f_Num_20_4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2" style:display-name="RTF_Num 42">
      <text:list-level-style-bullet text:level="1" text:style-name="RTF_5f_Num_20_4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3" style:display-name="RTF_Num 43">
      <text:list-level-style-bullet text:level="1" text:style-name="RTF_5f_Num_20_4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4" style:display-name="RTF_Num 44">
      <text:list-level-style-bullet text:level="1" text:style-name="RTF_5f_Num_20_4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5" style:display-name="RTF_Num 45">
      <text:list-level-style-bullet text:level="1" text:style-name="RTF_5f_Num_20_4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6" style:display-name="RTF_Num 46">
      <text:list-level-style-bullet text:level="1" text:style-name="RTF_5f_Num_20_4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7" style:display-name="RTF_Num 47">
      <text:list-level-style-bullet text:level="1" text:style-name="RTF_5f_Num_20_4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8" style:display-name="RTF_Num 48">
      <text:list-level-style-bullet text:level="1" text:style-name="RTF_5f_Num_20_4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9" style:display-name="RTF_Num 49">
      <text:list-level-style-bullet text:level="1" text:style-name="RTF_5f_Num_20_4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0" style:display-name="RTF_Num 50">
      <text:list-level-style-bullet text:level="1" text:style-name="RTF_5f_Num_20_5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1" style:display-name="RTF_Num 51">
      <text:list-level-style-bullet text:level="1" text:style-name="RTF_5f_Num_20_5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2" style:display-name="RTF_Num 52">
      <text:list-level-style-bullet text:level="1" text:style-name="RTF_5f_Num_20_5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3" style:display-name="RTF_Num 53">
      <text:list-level-style-bullet text:level="1" text:style-name="RTF_5f_Num_20_5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4" style:display-name="RTF_Num 54">
      <text:list-level-style-bullet text:level="1" text:style-name="RTF_5f_Num_20_5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5" style:display-name="RTF_Num 55">
      <text:list-level-style-bullet text:level="1" text:style-name="RTF_5f_Num_20_55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6" style:display-name="RTF_Num 56">
      <text:list-level-style-bullet text:level="1" text:style-name="RTF_5f_Num_20_56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7" style:display-name="RTF_Num 57">
      <text:list-level-style-bullet text:level="1" text:style-name="RTF_5f_Num_20_57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8" style:display-name="RTF_Num 58">
      <text:list-level-style-bullet text:level="1" text:style-name="RTF_5f_Num_20_58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9" style:display-name="RTF_Num 59">
      <text:list-level-style-bullet text:level="1" text:style-name="RTF_5f_Num_20_59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0" style:display-name="RTF_Num 60">
      <text:list-level-style-bullet text:level="1" text:style-name="RTF_5f_Num_20_60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1" style:display-name="RTF_Num 61">
      <text:list-level-style-bullet text:level="1" text:style-name="RTF_5f_Num_20_61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2" style:display-name="RTF_Num 62">
      <text:list-level-style-bullet text:level="1" text:style-name="RTF_5f_Num_20_62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3" style:display-name="RTF_Num 63">
      <text:list-level-style-bullet text:level="1" text:style-name="RTF_5f_Num_20_63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64" style:display-name="RTF_Num 64">
      <text:list-level-style-bullet text:level="1" text:style-name="RTF_5f_Num_20_64_20_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Dunn</meta:initial-creator>
    <meta:creation-date>2014-06-08T21:59:54</meta:creation-date>
    <dc:date>2014-06-08T22:12:33</dc:date>
    <dc:creator>A Dunn</dc:creator>
    <meta:editing-duration>P0D</meta:editing-duration>
    <meta:editing-cycles>1</meta:editing-cycles>
    <meta:document-statistic meta:table-count="0" meta:image-count="0" meta:object-count="0" meta:page-count="2" meta:paragraph-count="75" meta:word-count="483" meta:character-count="2970" meta:non-whitespace-character-count="2555"/>
    <meta:generator>LibreOffice/3.6$MacOSX_x86 LibreOffice_project/2ef5aff-a6fb0ff-166bdff-cf087ad-0f1389</meta:generator>
  </office:meta>
</office:document-meta>
</file>